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inherit" fo:font-size="8pt" fo:language="es" fo:country="ES" style:font-size-asian="8pt" style:font-size-complex="8pt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Arial" fo:font-size="14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officeooo:rsid="000cc4a5" officeooo:paragraph-rsid="000cc4a5"/>
    </style:style>
    <style:style style:name="P8" style:family="paragraph" style:parent-style-name="Standard">
      <style:paragraph-properties fo:text-align="justify" style:justify-single-word="false"/>
      <style:text-properties officeooo:rsid="000cc4a5" officeooo:paragraph-rsid="000d55ba"/>
    </style:style>
    <style:style style:name="P9" style:family="paragraph" style:parent-style-name="Standard">
      <style:paragraph-properties fo:text-align="justify" style:justify-single-word="false"/>
      <style:text-properties officeooo:rsid="000cc4a5" officeooo:paragraph-rsid="000dcd7d"/>
    </style:style>
    <style:style style:name="P10" style:family="paragraph" style:parent-style-name="Standard">
      <style:paragraph-properties fo:text-align="justify" style:justify-single-word="false"/>
      <style:text-properties officeooo:rsid="000cc4a5" officeooo:paragraph-rsid="000ee8b1"/>
    </style:style>
    <style:style style:name="P11" style:family="paragraph" style:parent-style-name="Standard">
      <style:paragraph-properties fo:text-align="justify" style:justify-single-word="false"/>
      <style:text-properties officeooo:rsid="00100e2a" officeooo:paragraph-rsid="00100e2a"/>
    </style:style>
    <style:style style:name="P12" style:family="paragraph" style:parent-style-name="Standard">
      <style:paragraph-properties fo:text-align="justify" style:justify-single-word="false"/>
      <style:text-properties officeooo:rsid="00100e2a" officeooo:paragraph-rsid="0010ea5a"/>
    </style:style>
    <style:style style:name="P13" style:family="paragraph" style:parent-style-name="Standard">
      <style:text-properties fo:font-weight="bold" officeooo:rsid="000cc4a5" officeooo:paragraph-rsid="000ee8b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092f6" officeooo:paragraph-rsid="001092f6"/>
    </style:style>
    <style:style style:name="P15" style:family="paragraph" style:parent-style-name="Standard">
      <style:paragraph-properties fo:text-align="justify" style:justify-single-word="false"/>
      <style:text-properties officeooo:rsid="001092f6" officeooo:paragraph-rsid="0010ea5a"/>
    </style:style>
    <style:style style:name="P16" style:family="paragraph" style:parent-style-name="Standard">
      <style:paragraph-properties fo:text-align="justify" style:justify-single-word="false"/>
      <style:text-properties officeooo:rsid="0010ea5a" officeooo:paragraph-rsid="0010ea5a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0cc4a5" officeooo:paragraph-rsid="000dcd7d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0.212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5b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55ba" style:font-style-asian="italic" style:font-style-complex="italic"/>
    </style:style>
    <style:style style:name="T5" style:family="text">
      <style:text-properties fo:font-style="italic" officeooo:rsid="000dcd7d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e8b1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0ea5a" style:font-style-asian="italic" style:font-weight-asian="normal" style:font-style-complex="italic" style:font-weight-complex="normal"/>
    </style:style>
    <style:style style:name="T9" style:family="text">
      <style:text-properties officeooo:rsid="000dcd7d"/>
    </style:style>
    <style:style style:name="T10" style:family="text">
      <style:text-properties officeooo:rsid="000ee8b1"/>
    </style:style>
    <style:style style:name="T11" style:family="text">
      <style:text-properties officeooo:rsid="001092f6"/>
    </style:style>
    <style:style style:name="T12" style:family="text">
      <style:text-properties officeooo:rsid="0010e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1) Tema: Efectos mutagénicos de la recombinación meiótica utilizando un mapeo genético de alta resolución.</text:p>
      <text:p text:style-name="P7">Objetivo: Analizar la asociación de sexo, edad y variantes (epi)genéticas con las apariciones de mutaciones de novo.</text:p>
      <text:p text:style-name="P7"/>
      <text:p text:style-name="P7">2)</text:p>
      <text:p text:style-name="P8">- Frecuencia de cruces complejos según sexo de la progenie: Figura <text:span text:style-name="T12">2</text:span>A (<text:span text:style-name="T3">Sex specific mutation rate vs Distance from crossover</text:span>) <text:span text:style-name="T2">y </text:span><text:span text:style-name="T12">2</text:span><text:span text:style-name="T2">E </text:span>(<text:span text:style-name="T3">Sex specific mutation rate vs Distance from crossover</text:span>); <text:span text:style-name="T2">que entendemos es la misma figura con otra escala en el eje horizontal</text:span>. Se encuentra discriminado según entrecruzamiento materno o paterno. <text:span text:style-name="T2">Aunque la tasa de entrecruzamiento materno es menor a mayor distancia (entrecruzamiento complejo). Esto no estaría en concordancia con lo propuesto por la autoría.</text:span></text:p>
      <text:p text:style-name="P7"/>
      <text:p text:style-name="P8"><text:span text:style-name="T2">- A</text:span>ument<text:span text:style-name="T2">o de la tasa de entrecruzamiento</text:span> con la edad materna: <text:span text:style-name="T2">Figura 3A (</text:span><text:span text:style-name="T4">Maternal recombination rate vs Mother’s age at birth</text:span><text:span text:style-name="T2">). Se observa un aumento en la tasa de recombinación materna al aumentar la edad al nacimiento. </text:span><text:span text:style-name="T9">Vale aclarar que las unidades de la tasa de recombinación no es clara.</text:span></text:p>
      <text:p text:style-name="P8"/>
      <text:p text:style-name="P9"><text:span text:style-name="T2">- A</text:span>ument<text:span text:style-name="T2">o de</text:span><text:span text:style-name="T9">l porcentaje</text:span><text:span text:style-name="T2"> de entrecruzamiento</text:span><text:span text:style-name="T9">s</text:span> <text:span text:style-name="T9">complejo </text:span>con la edad materna: <text:span text:style-name="T2">Figura 3</text:span><text:span text:style-name="T9">B</text:span><text:span text:style-name="T2"> (</text:span><text:span text:style-name="T5">Percentage of complex crossover </text:span><text:span text:style-name="T4">vs Mother’s age at birth</text:span><text:span text:style-name="T2">). Se observa un aumento en </text:span><text:span text:style-name="T9">el porcentaje de entrecruzamientos complejos</text:span><text:span text:style-name="T2"> al aumentar la edad al nacimiento </text:span><text:span text:style-name="T9">aunque no resulta fácil interpretar las unidades ya que solamente se indican los valores 1 y 2 en el eje </text:span><text:span text:style-name="T5">y</text:span><text:span text:style-name="T2">.</text:span></text:p>
      <text:p text:style-name="P17"/>
      <text:p text:style-name="P10"><text:span text:style-name="T6">- </text:span><text:span text:style-name="T7">A</text:span><text:span text:style-name="T6">umento en los DNM dentro de 1 kb de los cruce</text:span><text:span text:style-name="T8">s, diferenciando por sexo: Figura 2B (Fraction vs Mutation class).</text:span></text:p>
      <text:p text:style-name="P10"><text:span text:style-name="T8"/></text:p>
      <text:p text:style-name="P11">3) La distribución de la distancia de la DNM al CO es asimétrica a la derecha en ambos casos; aunque el CO paterno parecería ser más pronunciado. Esto puede interpretarse como que el CO materno, en promedio, ocurre a una mayor distancia de la DNM.</text:p>
      <text:p text:style-name="P12"/>
      <text:p text:style-name="P12">4)</text:p>
      <text:p text:style-name="P12">a. Para ambos sexos, disminuye la tasa.</text:p>
      <text:p text:style-name="P11">b. Habría que realizar un análisis estadístico apropiado, pero parecería hacer diferencia ya que el valor medio del CO materno se encuentra, en todos los casos, por debajo del CO paterno.</text:p>
      <text:p text:style-name="P11">c. <text:span text:style-name="T11">En cercanías de la DNM al CO, [0-1000], tanto el CO materno como paterno se encuentran por encima de la tasa GW,</text:span></text:p>
      <text:p text:style-name="P14">d. Parecería ser que la única diferencia es la construcción de los intervalos de las distancias de la DNM al CO.</text:p>
      <text:p text:style-name="P14">e. Interpretamos que los puntos representan los valores medios o centrales de la tasa de mutación correspondiente a cada intervalo de distancia al CO. Los segmentos podrían representar la variabilidad.</text:p>
      <text:p text:style-name="P14"/>
      <text:p text:style-name="P14">5) La figura 2 C presenta las variables categóricas “sexo del progenitor”, “orientación del entrecruzamiento” y “tipo de mutación”.</text:p>
      <text:p text:style-name="P15"/>
      <text:p text:style-name="P15">6)</text:p>
      <text:p text:style-name="P15"><text:span text:style-name="T12">a. Las mutaciones que presentan, en general, una fracción similar son las genómicas. C&gt;G, CpG&gt;TpG, Indel y T&gt;A.</text:span></text:p>
      <text:p text:style-name="P16">b. C&gt;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9:38:36.468027442</meta:creation-date>
    <dc:date>2025-05-12T21:17:59.684068182</dc:date>
    <meta:editing-duration>PT7M40S</meta:editing-duration>
    <meta:editing-cycles>1</meta:editing-cycles>
    <meta:document-statistic meta:table-count="0" meta:image-count="0" meta:object-count="0" meta:page-count="1" meta:paragraph-count="18" meta:word-count="436" meta:character-count="2631" meta:non-whitespace-character-count="2213"/>
    <meta:generator>LibreOffice/24.2.7.2$Linux_X86_64 LibreOffice_project/420$Build-2</meta:generator>
  </office:meta>
</office:document-meta>
</file>